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E000001BFAC769D6ED006A04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5.8cm" draw:z-index="0"><draw:image xlink:href="Pictures/100000000000051E000001BFAC769D6ED006A0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2T13:13:51.352000000</meta:creation-date>
    <dc:date>2022-06-22T13:14:27.357000000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5.2$Windows_X86_64 LibreOffice_project/499f9727c189e6ef3471021d6132d4c694f357e5</meta:generator>
  </office:meta>
</office:document-meta>
</file>